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3D0000039A8EE5B8567F7F126C.png" manifest:media-type="image/png"/>
  <manifest:file-entry manifest:full-path="Pictures/100000000000073D0000039A3FEBDBB452D1BABB.png" manifest:media-type="image/png"/>
  <manifest:file-entry manifest:full-path="Pictures/100000000000073D0000039A1AFD42C1C1CEB875.png" manifest:media-type="image/png"/>
  <manifest:file-entry manifest:full-path="Pictures/100000000000073D0000039A46D3D29D24D85D24.png" manifest:media-type="image/png"/>
  <manifest:file-entry manifest:full-path="Pictures/100000000000073D0000039A182CAB2B7BD61C84.png" manifest:media-type="image/png"/>
  <manifest:file-entry manifest:full-path="Pictures/100000000000073D0000039AD3B4AFD34CA6573E.png" manifest:media-type="image/png"/>
  <manifest:file-entry manifest:full-path="Pictures/100000000000073D0000039A517B01057A3312DD.png" manifest:media-type="image/png"/>
  <manifest:file-entry manifest:full-path="Pictures/100000000000073D0000039AD2A01BAED5C00A7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366cm, 0cm, 16.128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023cm, 0cm, 15.963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328cm, 0cm, 16.674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472cm, 0cm, 16.911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503cm, 0cm, 15.737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953cm, 0cm, 16.049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692cm, 0cm, 15.802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112cm, 0cm, 14.47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7.525cm" svg:height="24.39cm" svg:x="1.128cm" svg:y="1.381cm">
          <draw:image xlink:href="Pictures/100000000000073D0000039A46D3D29D24D85D24.png" xlink:type="simple" xlink:show="embed" xlink:actuate="onLoad">
            <text:p/>
          </draw:image>
        </draw:frame>
        <draw:frame draw:style-name="gr2" draw:text-style-name="P1" draw:layer="layout" svg:width="18.033cm" svg:height="24.39cm" svg:x="21.32cm" svg:y="1.883cm">
          <draw:image xlink:href="Pictures/100000000000073D0000039A1AFD42C1C1CEB875.png" xlink:type="simple" xlink:show="embed" xlink:actuate="onLoad">
            <text:p/>
          </draw:image>
        </draw:frame>
        <draw:frame draw:style-name="gr3" draw:text-style-name="P1" draw:layer="layout" svg:width="17.017cm" svg:height="24.39cm" svg:x="41.768cm" svg:y="1.375cm">
          <draw:image xlink:href="Pictures/100000000000073D0000039A182CAB2B7BD61C84.png" xlink:type="simple" xlink:show="embed" xlink:actuate="onLoad">
            <text:p/>
          </draw:image>
        </draw:frame>
        <draw:frame draw:style-name="gr4" draw:text-style-name="P1" draw:layer="layout" svg:width="16.636cm" svg:height="24.39cm" svg:x="62.087cm" svg:y="1.248cm">
          <draw:image xlink:href="Pictures/100000000000073D0000039AD3B4AFD34CA6573E.png" xlink:type="simple" xlink:show="embed" xlink:actuate="onLoad">
            <text:p/>
          </draw:image>
        </draw:frame>
        <draw:frame draw:style-name="gr5" draw:text-style-name="P1" draw:layer="layout" svg:width="17.779cm" svg:height="24.39cm" svg:x="1.128cm" svg:y="28.597cm">
          <draw:image xlink:href="Pictures/100000000000073D0000039A517B01057A3312DD.png" xlink:type="simple" xlink:show="embed" xlink:actuate="onLoad">
            <text:p/>
          </draw:image>
        </draw:frame>
        <draw:frame draw:style-name="gr6" draw:text-style-name="P1" draw:layer="layout" svg:width="17.017cm" svg:height="24.39cm" svg:x="20.94cm" svg:y="28.616cm">
          <draw:image xlink:href="Pictures/100000000000073D0000039AD2A01BAED5C00A70.png" xlink:type="simple" xlink:show="embed" xlink:actuate="onLoad">
            <text:p/>
          </draw:image>
        </draw:frame>
        <draw:frame draw:style-name="gr7" draw:text-style-name="P1" draw:layer="layout" svg:width="17.525cm" svg:height="24.39cm" svg:x="41.386cm" svg:y="28.578cm">
          <draw:image xlink:href="Pictures/100000000000073D0000039A3FEBDBB452D1BABB.png" xlink:type="simple" xlink:show="embed" xlink:actuate="onLoad">
            <text:p/>
          </draw:image>
        </draw:frame>
        <draw:frame draw:style-name="gr8" draw:text-style-name="P1" draw:layer="layout" svg:width="19.43cm" svg:height="24.39cm" svg:x="59.967cm" svg:y="28.61cm">
          <draw:image xlink:href="Pictures/100000000000073D0000039A8EE5B8567F7F126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7T09:36:00.504507600</meta:creation-date>
    <dc:date>2019-04-07T09:58:55.924517341</dc:date>
    <meta:editing-duration>PT22M54S</meta:editing-duration>
    <meta:editing-cycles>2</meta:editing-cycles>
    <meta:generator>LibreOffice/6.0.7.3$Linux_X86_64 LibreOffice_project/00m0$Build-3</meta:generator>
    <meta:document-statistic meta:object-count="8"/>
  </office:meta>
</office:document-meta>
</file>